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4"/>
        <table:table-column table:style-name="co39" table:default-cell-style-name="ce6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4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9"/>
          <table:table-cell/>
        </table:table-row>
        <table:table-row table:style-name="ro2">
          <table:table-cell table:style-name="ce14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ce236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4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4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4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from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5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 table:style-name="ce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  <table:table-row table:style-name="ro2">
          <table:table-cell table:style-name="ce6"/>
          <table:table-cell/>
          <table:table-cell/>
        </table:table-row>
      </table:table>
      <table:table table:name="Capital Gai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Capital Gai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sold or disposed of</text:p>
          </table:table-cell>
          <table:table-cell table:style-name="ce348" office:value-type="string" calcext:value-type="string">
            <text:p>Proceeds (sales price)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Sol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sold or disposed of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/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2" office:value-type="float"/>
          <table:table-cell table:style-name="from_lot_note_fiat" office:value="0.0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10000000 of 2.00000000 B1</text:p>
          </table:table-cell>
          <table:table-cell table:style-name="taxable_event_note_default" office:value-type="string">
            <text:p>1/1: 0.10000000 of 0.1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5" office:value-type="float"/>
          <table:table-cell table:style-name="transparent_default" office:value-type="string">
            <text:p>B1</text:p>
          </table:table-cell>
          <table:table-cell table:style-name="from_lot_note_default" office:value-type="string">
            <text:p>01/01/2015</text:p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005" office:value-type="float"/>
          <table:table-cell table:style-name="from_lot_note_fiat" office:value="0.01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0.00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05000000 of 2.00000000 B1</text:p>
          </table:table-cell>
          <table:table-cell table:style-name="taxable_event_note_default" office:value-type="string">
            <text:p>1/1: 0.05000000 of 0.05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5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5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1200.0" office:value-type="float"/>
          <table:table-cell table:style-name="from_lot_note_border_fiat" office:value="155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430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1: 1.00000000 of 1.00000000 B2</text:p>
          </table:table-cell>
          <table:table-cell table:style-name="taxable_event_note_border_default" office:value-type="string">
            <text:p>1/4: 1.00000000 of 1.5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from_lot_note_fiat" office:value="1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10000000 of 0.10000000 B2</text:p>
          </table:table-cell>
          <table:table-cell table:style-name="taxable_event_note_default" office:value-type="string">
            <text:p>2/4: 0.1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3360.0" office:value-type="float"/>
          <table:table-cell table:style-name="from_lot_note_fiat" office:value="39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30000000 of 0.30000000 B2</text:p>
          </table:table-cell>
          <table:table-cell table:style-name="taxable_event_note_default" office:value-type="string">
            <text:p>3/4: 0.3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12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4: 0.10000000 of 0.50000000 B2</text:p>
          </table:table-cell>
          <table:table-cell table:style-name="taxable_event_note_default" office:value-type="string">
            <text:p>4/4: 0.10000000 of 1.5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11:15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29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2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20000000 of 0.50000000 B2</text:p>
          </table:table-cell>
          <table:table-cell table:style-name="taxable_event_note_default" office:value-type="string">
            <text:p>1/1: 0.20000000 of 0.2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2-11 19:58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1.0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1816.0" office:value-type="float"/>
          <table:table-cell table:style-name="from_lot_note_fiat" office:value="599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582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4/6: 1.08000000 of 2.00000000 B2</text:p>
          </table:table-cell>
          <table:table-cell table:style-name="taxable_event_note_default" office:value-type="string">
            <text:p>1/1: 1.08000000 of 1.08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5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7803.0" office:value-type="float"/>
          <table:table-cell table:style-name="from_lot_note_fiat" office:value="2830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972.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5/6: 0.51000000 of 2.00000000 B2</text:p>
          </table:table-cell>
          <table:table-cell table:style-name="taxable_event_note_default" office:value-type="string">
            <text:p>1/1: 0.51000000 of 0.5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6-11 05:31:00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transparent_crypto" office:value="1.5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6800.0" office:value-type="float"/>
          <table:table-cell table:style-name="from_lot_note_fiat" office:value="8325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8475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4: 1.50000000 of 2.00000000 B3</text:p>
          </table:table-cell>
          <table:table-cell office:value-type="string" table:style-name="taxable_event_note_default">
            <text:p>1/1: 1.50000000 of 1.5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1-11 11:15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1/2: 0.20000000 of 0.30000000 B3</text:p>
          </table:table-cell>
          <table:table-cell office:value-type="string" table:style-name="taxable_event_note_default">
            <text:p>1/1: 0.20000000 of 0.20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1 19:58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9796.0" office:value-type="float"/>
          <table:table-cell table:style-name="from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606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2/2: 0.98000000 of 1.00000000 B3</text:p>
          </table:table-cell>
          <table:table-cell office:value-type="string" table:style-name="taxable_event_note_default">
            <text:p>1/2: 0.98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2020.0" office:value-type="float"/>
          <table:table-cell table:style-name="from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40.0" office:value-type="float"/>
          <table:table-cell table:style-name="taxable_event_note_default" office:value-type="string">
            <text:p>OUT / SELL</text:p>
          </table:table-cell>
          <table:table-cell office:value-type="string" table:style-name="from_lot_note_default">
            <text:p>3/3: 0.10000000 of 0.50000000 B3</text:p>
          </table:table-cell>
          <table:table-cell office:value-type="string" table:style-name="taxable_event_note_default">
            <text:p>2/2: 0.10000000 of 1.08000000 B3</text:p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6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1530.0" office:value-type="float"/>
          <table:table-cell table:style-name="from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3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10000000 of 0.10000000 B3</text:p>
          </table:table-cell>
          <table:table-cell table:style-name="taxable_event_note_default" office:value-type="string">
            <text:p>1/2: 0.10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6/11/2020</text:p>
          </table:table-cell>
          <table:table-cell table:style-name="taxable_event_note_fiat" office:value="6273.0" office:value-type="float"/>
          <table:table-cell table:style-name="from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997.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41000000 of 2.00000000 B3</text:p>
          </table:table-cell>
          <table:table-cell table:style-name="taxable_event_note_default" office:value-type="string">
            <text:p>2/2: 0.41000000 of 0.5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5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19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16800.0" office:value-type="float"/>
          <table:table-cell table:style-name="from_lot_note_border_fiat" office:value="8325.0" office:value-type="float"/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ransparent_border_fiat" office:value="8475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4: 1.50000000 of 2.00000000 B4</text:p>
          </table:table-cell>
          <table:table-cell table:style-name="taxable_event_note_border_default" office:value-type="string">
            <text:p>1/1: 1.50000000 of 1.50000000 B4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2440.0" office:value-type="float"/>
          <table:table-cell table:style-name="from_lot_note_fiat" office:value="26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16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0.30000000 B4</text:p>
          </table:table-cell>
          <table:table-cell table:style-name="taxable_event_note_default" office:value-type="string">
            <text:p>1/1: 0.20000000 of 0.2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98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9796.0" office:value-type="float"/>
          <table:table-cell table:style-name="from_lot_note_fiat" office:value="1519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4606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98000000 of 1.00000000 B4</text:p>
          </table:table-cell>
          <table:table-cell table:style-name="taxable_event_note_default" office:value-type="string">
            <text:p>1/2: 0.98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2020.0" office:value-type="float"/>
          <table:table-cell table:style-name="from_lot_note_fiat" office:value="148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5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10000000 of 0.50000000 B4</text:p>
          </table:table-cell>
          <table:table-cell table:style-name="taxable_event_note_default" office:value-type="string">
            <text:p>2/2: 0.10000000 of 1.08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1530.0" office:value-type="float"/>
          <table:table-cell table:style-name="from_lot_note_fiat" office:value="120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3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0.10000000 of 0.10000000 B4</text:p>
          </table:table-cell>
          <table:table-cell table:style-name="taxable_event_note_default" office:value-type="string">
            <text:p>1/2: 0.10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4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6273.0" office:value-type="float"/>
          <table:table-cell table:style-name="from_lot_note_fiat" office:value="2275.5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3997.5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4: 0.41000000 of 2.00000000 B4</text:p>
          </table:table-cell>
          <table:table-cell table:style-name="taxable_event_note_default" office:value-type="string">
            <text:p>2/2: 0.41000000 of 0.5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354" office:value-type="string" calcext:value-type="string" table:number-columns-spanned="9" table:number-rows-spanned="1">
            <text:p>Crypto Donations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Default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dona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Dona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dona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donati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555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5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6: 0.10000000 of 2.00000000 B2</text:p>
          </table:table-cell>
          <table:table-cell table:style-name="taxable_event_note_default" office:value-type="string">
            <text:p>1/1: 0.10000000 of 0.1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0.10000000 of 0.50000000 B3</text:p>
          </table:table-cell>
          <table:table-cell table:style-name="taxable_event_note_default" office:value-type="string">
            <text:p>1/1: 0.10000000 of 0.1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.0" office:value-type="float"/>
          <table:table-cell table:style-name="from_lot_note_fiat" office:value="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50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0.10000000 of 0.50000000 B4</text:p>
          </table:table-cell>
          <table:table-cell table:style-name="taxable_event_note_default" office:value-type="string">
            <text:p>1/1: 0.10000000 of 0.1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Gift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gif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Gift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gif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gift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698.0" office:value-type="float"/>
          <table:table-cell table:style-name="from_lot_note_fiat" office:value="281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14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4/4: 0.19000000 of 0.50000000 B2</text:p>
          </table:table-cell>
          <table:table-cell table:style-name="taxable_event_note_default" office:value-type="string">
            <text:p>1/2: 0.19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982.0" office:value-type="float"/>
          <table:table-cell table:style-name="from_lot_note_fiat" office:value="116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16.5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6: 0.21000000 of 2.00000000 B2</text:p>
          </table:table-cell>
          <table:table-cell table:style-name="taxable_event_note_default" office:value-type="string">
            <text:p>2/2: 0.21000000 of 0.4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from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0.10000000 of 0.30000000 B3</text:p>
          </table:table-cell>
          <table:table-cell table:style-name="taxable_event_note_default" office:value-type="string">
            <text:p>1/2: 0.1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from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30000000 of 0.50000000 B3</text:p>
          </table:table-cell>
          <table:table-cell table:style-name="taxable_event_note_default" office:value-type="string">
            <text:p>2/2: 0.30000000 of 0.4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.0" office:value-type="float"/>
          <table:table-cell table:style-name="from_lot_note_fiat" office:value="13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0.10000000 of 0.30000000 B4</text:p>
          </table:table-cell>
          <table:table-cell table:style-name="taxable_event_note_default" office:value-type="string">
            <text:p>1/2: 0.1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3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4260.0" office:value-type="float"/>
          <table:table-cell table:style-name="from_lot_note_fiat" office:value="44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8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30000000 of 0.50000000 B4</text:p>
          </table:table-cell>
          <table:table-cell table:style-name="taxable_event_note_default" office:value-type="string">
            <text:p>2/2: 0.30000000 of 0.4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54"/>
        <table:table-column table:style-name="co21" table:default-cell-style-name="ce254"/>
        <table:table-column table:style-name="co22" table:visibility="collapse" table:default-cell-style-name="ce254"/>
        <table:table-column table:style-name="co23" table:default-cell-style-name="ce254"/>
        <table:table-column table:style-name="co13" table:visibility="collapse" table:default-cell-style-name="ce254"/>
        <table:table-column table:style-name="co24" table:visibility="collapse" table:default-cell-style-name="ce254"/>
        <table:table-column table:style-name="co25" table:visibility="collapse" table:default-cell-style-name="ce253"/>
        <table:table-column table:style-name="co26" table:visibility="collapse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visibility="collapse" table:default-cell-style-name="ce254"/>
        <table:table-column table:style-name="co29" table:visibility="collapse" table:default-cell-style-name="ce254"/>
        <table:table-column table:style-name="co30" table:visibility="collapse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14" table:number-rows-spanned="1">
            <text:p>Crypto Interest</text:p>
          </table:table-cell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14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covered-table-cell table:style-name="ce303"/>
          <table:covered-table-cell table:style-name="ce315"/>
          <table:covered-table-cell table:style-name="ce315"/>
          <table:covered-table-cell table:style-name="ce315"/>
          <table:covered-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9"/>
          <table:table-cell table:style-name="ce270"/>
          <table:table-cell table:style-name="ce279"/>
          <table:table-cell table:style-name="ce278"/>
          <table:table-cell table:style-name="ce278"/>
          <table:table-cell table:style-name="ce294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259"/>
          <table:table-cell table:style-name="ce270" office:value-type="string" calcext:value-type="string">
            <text:p>(b) </text:p>
          </table:table-cell>
          <table:table-cell table:style-name="ce270"/>
          <table:table-cell table:style-name="ce258"/>
          <table:table-cell table:style-name="ce278"/>
          <table:table-cell table:style-name="ce295"/>
          <table:table-cell table:style-name="ce270" office:value-type="string" calcext:value-type="string">
            <text:p>(c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260"/>
          <table:table-cell table:style-name="ce271" office:value-type="string" calcext:value-type="string">
            <text:p>Date earned</text:p>
          </table:table-cell>
          <table:table-cell table:style-name="ce280"/>
          <table:table-cell table:style-name="ce288"/>
          <table:table-cell table:style-name="ce278"/>
          <table:table-cell table:style-name="ce295"/>
          <table:table-cell table:style-name="ce271" office:value-type="string" calcext:value-type="string">
            <text:p>Gain</text:p>
          </table:table-cell>
          <table:table-cell table:style-name="ce306" office:value-type="string" calcext:value-type="string">
            <text:p>Transaction</text:p>
          </table:table-cell>
          <table:table-cell table:style-name="ce318"/>
          <table:table-cell table:style-name="ce306" office:value-type="string" calcext:value-type="string">
            <text:p>Earned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earn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261"/>
          <table:table-cell table:style-name="ce272" office:value-type="string" calcext:value-type="string">
            <text:p>(Mo., day, yr.)</text:p>
          </table:table-cell>
          <table:table-cell table:style-name="ce281"/>
          <table:table-cell table:style-name="ce290"/>
          <table:table-cell table:style-name="ce290"/>
          <table:table-cell table:style-name="ce296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19"/>
          <table:table-cell table:style-name="ce307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15</text:p>
          </table:table-cell>
          <table:table-cell table:style-name="taxable_event_note_border_fiat" office:value="0.1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0.1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1.00000000 of 1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5-01-01 01:03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1/01/2015</text:p>
          </table:table-cell>
          <table:table-cell table:style-name="taxable_event_note_fiat" office:value="0.4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4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5-01-01 01:04:01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1/01/2020</text:p>
          </table:table-cell>
          <table:table-cell table:style-name="taxable_event_note_border_fiat" office:value="111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111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01 08:41: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3"/>
          <table:table-cell table:style-name="ce253"/>
          <table:table-cell table:style-name="ce253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7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2"/>
          <table:table-cell table:style-name="ce266"/>
          <table:table-cell/>
          <table:table-cell/>
          <table:table-cell table:style-name="ce300"/>
          <table:table-cell table:style-name="ce277"/>
          <table:table-cell table:style-name="ce253"/>
          <table:table-cell table:style-name="ce253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54"/>
        <table:table-column table:style-name="co21" table:default-cell-style-name="ce254"/>
        <table:table-column table:style-name="co22" table:default-cell-style-name="ce254"/>
        <table:table-column table:style-name="co23" table:default-cell-style-name="ce254"/>
        <table:table-column table:style-name="co13" table:default-cell-style-name="ce254"/>
        <table:table-column table:style-name="co24" table:default-cell-style-name="ce254"/>
        <table:table-column table:style-name="co25" table:default-cell-style-name="ce253"/>
        <table:table-column table:style-name="co26" table:default-cell-style-name="ce253"/>
        <table:table-column table:style-name="co27" table:default-cell-style-name="ce254"/>
        <table:table-column table:style-name="co28" table:default-cell-style-name="ce254"/>
        <table:table-column table:style-name="co29" table:default-cell-style-name="ce254"/>
        <table:table-column table:style-name="co29" table:default-cell-style-name="ce254"/>
        <table:table-column table:style-name="co30" table:default-cell-style-name="ce254"/>
        <table:table-column table:style-name="co31" table:default-cell-style-name="ce254"/>
        <table:table-column table:style-name="co32" table:default-cell-style-name="ce254"/>
        <table:table-column table:style-name="co9" table:default-cell-style-name="ce254"/>
        <table:table-column table:style-name="co33" table:default-cell-style-name="ce254"/>
        <table:table-column table:style-name="co34" table:default-cell-style-name="ce254"/>
        <table:table-column table:style-name="co35" table:default-cell-style-name="ce254"/>
        <table:table-column table:style-name="co9" table:default-cell-style-name="ce254"/>
        <table:table-column table:style-name="co36" table:default-cell-style-name="ce254"/>
        <table:table-column table:style-name="co9" table:default-cell-style-name="ce254"/>
        <table:table-row table:style-name="ro4">
          <table:table-cell table:style-name="ce241" office:value-type="string" calcext:value-type="string" table:number-columns-spanned="9" table:number-rows-spanned="1">
            <text:p>Crypto Investment Expenses</text:p>
          </table:table-cell>
          <table:covered-table-cell table:style-name="ce243"/>
          <table:covered-table-cell table:style-name="ce258"/>
          <table:covered-table-cell table:style-name="Default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2" table:number-columns-spanned="9" table:number-rows-spanned="1"/>
          <table:covered-table-cell table:style-name="ce243"/>
          <table:covered-table-cell table:style-name="ce258"/>
          <table:covered-table-cell table:style-name="ce244"/>
          <table:covered-table-cell table:style-name="ce278"/>
          <table:covered-table-cell table:style-name="ce278"/>
          <table:covered-table-cell table:style-name="ce278"/>
          <table:covered-table-cell table:style-name="ce293"/>
          <table:covered-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258"/>
          <table:table-cell table:style-name="ce244"/>
          <table:table-cell table:style-name="ce278"/>
          <table:table-cell table:style-name="ce278"/>
          <table:table-cell table:style-name="ce278"/>
          <table:table-cell table:style-name="ce293"/>
          <table:table-cell table:style-name="ce293"/>
          <table:table-cell table:style-name="ce303"/>
          <table:table-cell table:style-name="ce315"/>
          <table:table-cell table:style-name="ce315"/>
          <table:table-cell table:style-name="ce315"/>
          <table:table-cell table:style-name="ce3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3"/>
          <table:table-cell table:style-name="ce243"/>
          <table:table-cell table:style-name="ce344"/>
          <table:table-cell table:style-name="ce244"/>
          <table:table-cell table:style-name="ce347"/>
          <table:table-cell table:style-name="ce295"/>
          <table:table-cell table:style-name="ce278"/>
          <table:table-cell table:style-name="ce293"/>
          <table:table-cell table:style-name="ce299"/>
          <table:table-cell table:style-name="ce304" office:value-type="string" calcext:value-type="string" table:number-columns-spanned="5" table:number-rows-spanned="2">
            <text:p>Additional Transaction Information</text:p>
          </table:table-cell>
          <table:covered-table-cell table:style-name="ce316"/>
          <table:covered-table-cell table:style-name="ce323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4" office:value-type="string" calcext:value-type="string" table:number-columns-spanned="2" table:number-rows-spanned="1">
            <text:p>(a)</text:p>
          </table:table-cell>
          <table:covered-table-cell table:style-name="ce244"/>
          <table:table-cell table:style-name="ce344" office:value-type="string" calcext:value-type="string">
            <text:p>(b)</text:p>
          </table:table-cell>
          <table:table-cell table:style-name="ce244" office:value-type="string" calcext:value-type="string">
            <text:p>(c) </text:p>
          </table:table-cell>
          <table:table-cell table:style-name="ce344" office:value-type="string" calcext:value-type="string">
            <text:p>(d)</text:p>
          </table:table-cell>
          <table:table-cell table:style-name="ce259" office:value-type="string" calcext:value-type="string">
            <text:p>(e)</text:p>
          </table:table-cell>
          <table:table-cell table:style-name="ce350"/>
          <table:table-cell table:style-name="ce350"/>
          <table:table-cell table:style-name="ce270" office:value-type="string" calcext:value-type="string">
            <text:p>(h) </text:p>
          </table:table-cell>
          <table:covered-table-cell table:style-name="ce305"/>
          <table:covered-table-cell table:style-name="ce317"/>
          <table:covered-table-cell table:style-name="ce324"/>
          <table:covered-table-cell table:style-name="ce323"/>
          <table:covered-table-cell table:style-name="ce3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5" office:value-type="string" calcext:value-type="string" table:number-columns-spanned="2" table:number-rows-spanned="1">
            <text:p>Description of property</text:p>
          </table:table-cell>
          <table:covered-table-cell table:style-name="ce245"/>
          <table:table-cell table:style-name="ce345" office:value-type="string" calcext:value-type="string">
            <text:p>Date acquired</text:p>
          </table:table-cell>
          <table:table-cell table:style-name="ce245" office:value-type="string" calcext:value-type="string">
            <text:p>Date transacted</text:p>
          </table:table-cell>
          <table:table-cell table:style-name="ce348" office:value-type="string" calcext:value-type="string">
            <text:p>Proceeds (price at</text:p>
          </table:table-cell>
          <table:table-cell table:style-name="ce288" office:value-type="string" calcext:value-type="string">
            <text:p>Cost or other basis.</text:p>
          </table:table-cell>
          <table:table-cell table:style-name="ce347" office:value-type="string" calcext:value-type="string">
            <text:p>(f)</text:p>
          </table:table-cell>
          <table:table-cell table:style-name="ce351" office:value-type="string" calcext:value-type="string">
            <text:p>(g)</text:p>
          </table:table-cell>
          <table:table-cell table:style-name="ce271" office:value-type="string" calcext:value-type="string">
            <text:p>Gain or (loss) </text:p>
          </table:table-cell>
          <table:table-cell table:style-name="ce306" office:value-type="string" calcext:value-type="string">
            <text:p>Transaction</text:p>
          </table:table-cell>
          <table:table-cell table:style-name="ce352" office:value-type="string" calcext:value-type="string">
            <text:p>Acquired lot fraction</text:p>
          </table:table-cell>
          <table:table-cell table:style-name="ce330" office:value-type="string" calcext:value-type="string">
            <text:p>Transaction fee lot fraction</text:p>
          </table:table-cell>
          <table:table-cell table:style-name="ce327" office:value-type="string" calcext:value-type="string">
            <text:p>Capital </text:p>
          </table:table-cell>
          <table:table-cell table:style-name="ce330" office:value-type="string" calcext:value-type="string">
            <text:p>Date transacted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6" office:value-type="string" calcext:value-type="string" table:number-columns-spanned="2" table:number-rows-spanned="1">
            <text:p>(Example: 100 sh. XYZ Co.) </text:p>
          </table:table-cell>
          <table:covered-table-cell table:style-name="ce246"/>
          <table:table-cell table:style-name="ce346" office:value-type="string" calcext:value-type="string">
            <text:p>(Mo., day, yr.)</text:p>
          </table:table-cell>
          <table:table-cell table:style-name="ce246" office:value-type="string" calcext:value-type="string">
            <text:p>(Mo., day, yr.)</text:p>
          </table:table-cell>
          <table:table-cell table:style-name="ce349" office:value-type="string" calcext:value-type="string">
            <text:p>time of transacton)</text:p>
          </table:table-cell>
          <table:table-cell table:style-name="ce290"/>
          <table:table-cell table:style-name="ce349"/>
          <table:table-cell table:style-name="ce290"/>
          <table:table-cell table:style-name="ce281"/>
          <table:table-cell table:style-name="ce307" office:value-type="string" calcext:value-type="string">
            <text:p>Type</text:p>
          </table:table-cell>
          <table:table-cell table:style-name="ce353"/>
          <table:table-cell table:style-name="ce331"/>
          <table:table-cell table:style-name="ce328" office:value-type="string" calcext:value-type="string">
            <text:p>Gains Type</text:p>
          </table:table-cell>
          <table:table-cell table:style-name="ce331" office:value-type="string" calcext:value-type="string">
            <text:p>(full timestamp including time)</text:p>
          </table:table-cell>
          <table:table-cell table:style-name="ce3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148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3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0.50000000 B2</text:p>
          </table:table-cell>
          <table:table-cell table:style-name="taxable_event_note_default" office:value-type="string">
            <text:p>1/1: 0.01000000 of 0.01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77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6: 0.02000000 of 2.00000000 B2</text:p>
          </table:table-cell>
          <table:table-cell table:style-name="taxable_event_note_default" office:value-type="string">
            <text:p>1/1: 0.02000000 of 0.02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6/6: 0.04000000 of 2.00000000 B2</text:p>
          </table:table-cell>
          <table:table-cell table:style-name="taxable_event_note_default" office:value-type="string">
            <text:p>1/1: 0.04000000 of 0.04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3</text:p>
          </table:table-cell>
          <table:table-cell table:style-name="taxable_event_note_default" office:value-type="string">
            <text:p>1/1: 0.01000000 of 0.01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2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7/21/2020</text:p>
          </table:table-cell>
          <table:table-cell table:style-name="taxable_event_note_fiat" office:value="856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4/4: 0.04000000 of 2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7-21 10:02:02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from_lot_note_fiat" office:value="55.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8.5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4: 0.01000000 of 2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from_lot_note_fiat" office:value="31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2: 0.02000000 of 1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19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from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3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4/4: 0.04000000 of 2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7"/>
          <table:table-cell table:style-name="ce247"/>
          <table:table-cell table:style-name="ce262"/>
          <table:table-cell table:style-name="ce248"/>
          <table:table-cell table:style-name="ce283"/>
          <table:table-cell table:style-name="ce283"/>
          <table:table-cell table:style-name="ce283"/>
          <table:table-cell table:style-name="ce297"/>
          <table:table-cell table:style-name="ce297"/>
          <table:table-cell table:style-name="ce253"/>
          <table:table-cell table:style-name="ce29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8"/>
          <table:table-cell table:style-name="ce248"/>
          <table:table-cell table:style-name="ce262"/>
          <table:table-cell table:style-name="ce248"/>
          <table:table-cell table:style-name="ce262"/>
          <table:table-cell table:style-name="ce262"/>
          <table:table-cell table:style-name="ce283"/>
          <table:table-cell table:style-name="ce283"/>
          <table:table-cell table:style-name="ce262"/>
          <table:table-cell table:style-name="ce311"/>
          <table:table-cell table:style-name="ce320"/>
          <table:table-cell table:style-name="ce311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49"/>
          <table:table-cell table:style-name="ce249"/>
          <table:table-cell table:style-name="ce250"/>
          <table:table-cell table:style-name="ce249"/>
          <table:table-cell table:style-name="ce284"/>
          <table:table-cell table:style-name="ce291"/>
          <table:table-cell table:style-name="ce283"/>
          <table:table-cell table:style-name="ce298"/>
          <table:table-cell table:style-name="ce250"/>
          <table:table-cell table:style-name="ce291"/>
          <table:table-cell table:style-name="ce320"/>
          <table:table-cell table:style-name="ce291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0"/>
          <table:table-cell table:style-name="ce250"/>
          <table:table-cell table:style-name="ce250"/>
          <table:table-cell table:style-name="ce250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284"/>
          <table:table-cell table:style-name="ce320"/>
          <table:table-cell table:style-name="ce284"/>
          <table:table-cell table:style-name="ce329"/>
          <table:table-cell table:style-name="ce329"/>
          <table:table-cell table:style-name="ce329"/>
          <table:table-cell table:style-name="ce329"/>
          <table:table-cell table:style-name="ce33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6"/>
          <table:table-cell table:style-name="ce263"/>
          <table:table-cell table:style-name="ce274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1"/>
          <table:table-cell table:style-name="ce255"/>
          <table:table-cell table:style-name="ce263"/>
          <table:table-cell table:style-name="ce273"/>
          <table:table-cell table:style-name="ce285"/>
          <table:table-cell table:style-name="ce282"/>
          <table:table-cell table:style-name="ce292"/>
          <table:table-cell table:style-name="ce292"/>
          <table:table-cell table:style-name="ce300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1"/>
          <table:table-cell table:style-name="ce256"/>
          <table:table-cell table:style-name="ce264"/>
          <table:table-cell table:style-name="ce275"/>
          <table:table-cell table:style-name="ce285"/>
          <table:table-cell table:style-name="ce285"/>
          <table:table-cell table:style-name="ce292"/>
          <table:table-cell table:style-name="ce292"/>
          <table:table-cell table:style-name="ce301"/>
          <table:table-cell table:style-name="ce312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2"/>
          <table:table-cell table:style-name="ce257"/>
          <table:table-cell table:style-name="ce265"/>
          <table:table-cell table:style-name="ce276"/>
          <table:table-cell table:style-name="ce287"/>
          <table:table-cell table:style-name="ce287"/>
          <table:table-cell/>
          <table:table-cell/>
          <table:table-cell table:style-name="ce302"/>
          <table:table-cell table:style-name="ce314"/>
          <table:table-cell table:style-name="ce321"/>
          <table:table-cell table:style-name="ce325"/>
          <table:table-cell table:style-name="ce257"/>
          <table:table-cell table:style-name="ce334"/>
          <table:table-cell table:style-name="ce337"/>
          <table:table-cell table:style-name="ce253"/>
          <table:table-cell table:style-name="ce338"/>
          <table:table-cell table:style-name="ce341"/>
          <table:table-cell table:style-name="ce341"/>
          <table:table-cell table:style-name="ce253"/>
          <table:table-cell table:style-name="ce341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39"/>
          <table:table-cell table:style-name="ce342"/>
          <table:table-cell table:style-name="ce342"/>
          <table:table-cell table:style-name="ce253"/>
          <table:table-cell table:style-name="ce342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67"/>
          <table:table-cell/>
          <table:table-cell/>
          <table:table-cell table:style-name="ce300"/>
          <table:table-cell table:style-name="ce312"/>
          <table:table-cell table:style-name="ce253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67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7"/>
          <table:table-cell table:style-name="ce267"/>
          <table:table-cell table:style-name="ce267"/>
          <table:table-cell table:style-name="ce253"/>
          <table:table-cell table:style-name="ce267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7"/>
          <table:table-cell table:style-name="ce282"/>
          <table:table-cell table:style-name="ce282"/>
          <table:table-cell/>
          <table:table-cell/>
          <table:table-cell table:style-name="ce300"/>
          <table:table-cell table:style-name="ce313"/>
          <table:table-cell table:style-name="ce322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7"/>
          <table:table-cell table:style-name="ce273"/>
          <table:table-cell table:style-name="ce282"/>
          <table:table-cell table:style-name="ce282"/>
          <table:table-cell/>
          <table:table-cell/>
          <table:table-cell table:style-name="ce300"/>
          <table:table-cell table:style-name="ce312"/>
          <table:table-cell table:style-name="ce322"/>
          <table:table-cell table:style-name="ce326"/>
          <table:table-cell table:style-name="ce255"/>
          <table:table-cell table:style-name="ce332"/>
          <table:table-cell table:style-name="ce336"/>
          <table:table-cell table:style-name="ce253"/>
          <table:table-cell table:style-name="ce340"/>
          <table:table-cell table:style-name="ce343"/>
          <table:table-cell table:style-name="ce343"/>
          <table:table-cell table:style-name="ce253"/>
          <table:table-cell table:style-name="ce343"/>
          <table:table-cell table:style-name="ce253"/>
          <table:table-cell/>
        </table:table-row>
        <table:table-row table:style-name="ro2">
          <table:table-cell table:style-name="ce251"/>
          <table:table-cell table:style-name="ce255"/>
          <table:table-cell table:style-name="ce266"/>
          <table:table-cell table:style-name="ce277"/>
          <table:table-cell table:style-name="ce282"/>
          <table:table-cell table:style-name="ce266"/>
          <table:table-cell/>
          <table:table-cell/>
          <table:table-cell table:style-name="ce300"/>
          <table:table-cell table:style-name="ce313"/>
          <table:table-cell table:style-name="ce253"/>
          <table:table-cell table:style-name="ce326"/>
          <table:table-cell table:style-name="ce255"/>
          <table:table-cell table:style-name="ce333"/>
          <table:table-cell table:style-name="ce336"/>
          <table:table-cell table:style-name="ce253"/>
          <table:table-cell table:style-name="ce266"/>
          <table:table-cell table:style-name="ce266"/>
          <table:table-cell table:style-name="ce266"/>
          <table:table-cell table:style-name="ce253"/>
          <table:table-cell table:style-name="ce266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53"/>
          <table:table-cell table:style-name="ce253"/>
          <table:table-cell table:style-name="ce268"/>
          <table:table-cell table:style-name="ce253"/>
          <table:table-cell table:style-name="ce253"/>
          <table:table-cell table:style-name="ce253"/>
          <table:table-cell/>
          <table:table-cell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 table:style-name="ce25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2T18:27:15.782183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